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web@JLP-04:~$ /opt/lampp/bin/mysql -u root -p</text:p>
      <text:p text:style-name="Standard">Enter password: </text:p>
      <text:p text:style-name="Standard">ERROR 1045 (28000): Access denied for user 'root'@'localhost' (using password: YES)</text:p>
      <text:p text:style-name="Standard">addweb@JLP-04:~$ /opt/lampp/bin/mysql -u root -p</text:p>
      <text:p text:style-name="Standard">Enter password: </text:p>
      <text:p text:style-name="Standard">Welcome to the MariaDB monitor. <text:s/>Commands end with ; or \g.</text:p>
      <text:p text:style-name="Standard">Your MariaDB connection id is 13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abc <text:s text:c="15"/>|</text:p>
      <text:p text:style-name="Standard">| aditya <text:s text:c="12"/>|</text:p>
      <text:p text:style-name="Standard">| ecommerce <text:s text:c="9"/>|</text:p>
      <text:p text:style-name="Standard">| emp <text:s text:c="15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student <text:s text:c="11"/>|</text:p>
      <text:p text:style-name="Standard">| student1 <text:s text:c="10"/>|</text:p>
      <text:p text:style-name="Standard">| test <text:s text:c="14"/>|</text:p>
      <text:p text:style-name="Standard">| test1 <text:s text:c="13"/>|</text:p>
      <text:p text:style-name="Standard">| test2 <text:s text:c="13"/>|</text:p>
      <text:p text:style-name="Standard">| xyz <text:s text:c="15"/>|</text:p>
      <text:p text:style-name="Standard">+--------------------+</text:p>
      <text:p text:style-name="Standard">14 rows in set (0.001 sec)</text:p>
      <text:p text:style-name="Standard"/>
      <text:p text:style-name="Standard">MariaDB [(none)]&gt; use databases;</text:p>
      <text:p text:style-name="Standard">ERROR 1049 (42000): Unknown database 'databases'</text:p>
      <text:p text:style-name="Standard">MariaDB [(none)]&gt; use abc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abc]&gt; show tables;</text:p>
      <text:p text:style-name="Standard">+---------------+</text:p>
      <text:p text:style-name="Standard">| Tables_in_abc |</text:p>
      <text:p text:style-name="Standard">+---------------+</text:p>
      <text:p text:style-name="Standard">| members <text:s text:c="6"/>|</text:p>
      <text:p text:style-name="Standard">| people <text:s text:c="7"/>|</text:p>
      <text:p text:style-name="Standard">| peoplee <text:s text:c="6"/>|</text:p>
      <text:p text:style-name="Standard">| reminders <text:s text:c="4"/>|</text:p>
      <text:p text:style-name="Standard">| student <text:s text:c="6"/>|</text:p>
      <text:p text:style-name="Standard">+---------------+</text:p>
      <text:p text:style-name="Standard">5 rows in set (0.001 sec)</text:p>
      <text:p text:style-name="Standard"><text:soft-page-break/></text:p>
      <text:p text:style-name="Standard">MariaDB [abc]&gt; use people;</text:p>
      <text:p text:style-name="Standard">ERROR 1049 (42000): Unknown database 'people'</text:p>
      <text:p text:style-name="Standard">MariaDB [abc]&gt; select *from peoplee;</text:p>
      <text:p text:style-name="Standard">Empty set (0.000 sec)</text:p>
      <text:p text:style-name="Standard"/>
      <text:p text:style-name="Standard">MariaDB [abc]&gt; CREATE TABLE people (age INT, name varchar(150));</text:p>
      <text:p text:style-name="Standard">ERROR 1050 (42S01): Table 'people' already exists</text:p>
      <text:p text:style-name="Standard">MariaDB [abc]&gt; CREATE TABLE peopleee (age INT, name varchar(150));</text:p>
      <text:p text:style-name="Standard">Query OK, 0 rows affected (0.010 sec)</text:p>
      <text:p text:style-name="Standard"/>
      <text:p text:style-name="Standard">MariaDB [abc]&gt; delimiter // </text:p>
      <text:p text:style-name="Standard">MariaDB [abc]&gt; CREATE TRIGGER agecheck BEFORE INSERT ON people FOR EACH ROW IF NEW.age &lt; 0 </text:p>
      <text:p text:style-name="Standard"><text:s text:c="4"/>-&gt; THEN SET NEW.age = 0; END IF;//</text:p>
      <text:p text:style-name="Standard">ERROR 1359 (HY000): Trigger 'abc.agecheck' already exists</text:p>
      <text:p text:style-name="Standard">MariaDB [abc]&gt; SHOW triggers;</text:p>
      <text:p text:style-name="Standard"><text:s text:c="4"/>-&gt; //</text:p>
      <text:p text:style-name="Standard">+----------+--------+--------+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| Trigger <text:s/>| Event <text:s/>| Table <text:s/>| Statement <text:s text:c="35"/>| Timing | Created <text:s text:c="15"/>| sql_mode <text:s text:c="81"/>| Definer <text:s text:c="7"/>| character_set_client | collation_connection | Database Collation |</text:p>
      <text:p text:style-name="Standard">+----------+--------+--------+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| agecheck | INSERT | people | IF NEW.age &lt; 0 </text:p>
      <text:p text:style-name="Standard">THEN SET NEW.age = 0;</text:p>
      <text:p text:style-name="Standard">END IF | BEFORE | 2021-11-23 12:05:49.86 | STRICT_TRANS_TABLES,ERROR_FOR_DIVISION_BY_ZERO,NO_AUTO_CREATE_USER,NO_ENGINE_SUBSTITUTION | root@localhost | utf8mb4 <text:s text:c="13"/>| utf8mb4_general_ci <text:s text:c="2"/>| utf8mb4_general_ci |</text:p>
      <text:p text:style-name="Standard">+----------+--------+--------+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1 row in set (0.002 sec)</text:p>
      <text:p text:style-name="Standard"/>
      <text:p text:style-name="Standard">MariaDB [abc]&gt; delimiter ;</text:p>
      <text:p text:style-name="Standard">MariaDB [abc]&gt; SHOW triggers;</text:p>
      <text:p text:style-name="Standard">+----------+--------+--------+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| Trigger <text:s/>| Event <text:s/>| Table <text:s/>| Statement <text:s text:c="35"/>| Timing | Created <text:s text:c="15"/>| sql_mode <text:s text:c="81"/>| Definer <text:s text:c="7"/>| character_set_client | collation_connection | Database Collation |</text:p>
      <text:p text:style-name="Standard">+----------+--------+--------+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| agecheck | INSERT | people | IF NEW.age &lt; 0 </text:p>
      <text:p text:style-name="Standard">THEN SET NEW.age = 0;</text:p>
      <text:p text:style-name="Standard">END IF | BEFORE | 2021-11-23 12:05:49.86 | STRICT_TRANS_TABLES,ERROR_FOR_DIVISION_BY_ZERO,NO_AUTO_CREATE_USER,<text:soft-page-break/>NO_ENGINE_SUBSTITUTION | root@localhost | utf8mb4 <text:s text:c="13"/>| utf8mb4_general_ci <text:s text:c="2"/>| utf8mb4_general_ci |</text:p>
      <text:p text:style-name="Standard">+----------+--------+--------+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1 row in set (0.002 sec)</text:p>
      <text:p text:style-name="Standard"/>
      <text:p text:style-name="Standard">MariaDB [abc]&gt; CREATE TABLE members (id INT AUTO_INCREMENT primary key,name VARCHAR(100) NOT NULL, email VARCHAR(255),birthDate DATE);</text:p>
      <text:p text:style-name="Standard">ERROR 1050 (42S01): Table 'members' already exists</text:p>
      <text:p text:style-name="Standard">MariaDB [abc]&gt; CREATE TABLE member (id INT AUTO_INCREMENT primary key,name VARCHAR(100) NOT NULL, email VARCHAR(255),birthDate DATE);</text:p>
      <text:p text:style-name="Standard">Query OK, 0 rows affected (0.008 sec)</text:p>
      <text:p text:style-name="Standard"/>
      <text:p text:style-name="Standard">MariaDB [abc]&gt; CREATE TABLE reminder(id INT AUTO_INCREMENT,memberId INT,message VARCHAR(255) NOT NULL,PRIMARY KEY (id , memberId) );</text:p>
      <text:p text:style-name="Standard">Query OK, 0 rows affected (0.009 sec)</text:p>
      <text:p text:style-name="Standard"/>
      <text:p text:style-name="Standard">MariaDB [abc]&gt; DELIMITER $$</text:p>
      <text:p text:style-name="Standard">MariaDB [abc]&gt; CREATE TRIGGER after_member_insert</text:p>
      <text:p text:style-name="Standard"><text:s text:c="4"/>-&gt; AFTER INSERT</text:p>
      <text:p text:style-name="Standard"><text:s text:c="4"/>-&gt; ON member FOR EACH ROW</text:p>
      <text:p text:style-name="Standard"><text:s text:c="4"/>-&gt; BEGIN</text:p>
      <text:p text:style-name="Standard"><text:s text:c="4"/>-&gt; IF NEW.birthDate IS NULL THEN</text:p>
      <text:p text:style-name="Standard"><text:s text:c="4"/>-&gt; <text:s/>INSERT INTO reminder(memberId, message)</text:p>
      <text:p text:style-name="Standard"><text:s text:c="4"/>-&gt; <text:s text:c="2"/>VALUES(new.id,CONCAT('Hi ', NEW.name, ', please update your date of birth.'));</text:p>
      <text:p text:style-name="Standard"><text:s text:c="4"/>-&gt; end if;</text:p>
      <text:p text:style-name="Standard"><text:s text:c="4"/>-&gt; end$$</text:p>
      <text:p text:style-name="Standard">Query OK, 0 rows affected (0.004 sec)</text:p>
      <text:p text:style-name="Standard"/>
      <text:p text:style-name="Standard">MariaDB [abc]&gt; delimiter ;</text:p>
      <text:p text:style-name="Standard">MariaDB [abc]&gt; INSERT INTO member(name, email, birthDate) VALUES('John Doe', 'john.doe@example.com', NULL)</text:p>
      <text:p text:style-name="Standard"><text:s text:c="4"/>-&gt; select*from reminders;</text:p>
      <text:p text:style-name="Standard">ERROR 1064 (42000): You have an error in your SQL syntax; check the manual that corresponds to your MariaDB server version for the right syntax to use near 'select*from reminders' at line 2</text:p>
      <text:p text:style-name="Standard">MariaDB [abc]&gt; select*from reminder;</text:p>
      <text:p text:style-name="Standard">Empty set (0.001 sec)</text:p>
      <text:p text:style-name="Standard"/>
      <text:p text:style-name="Standard">MariaDB [abc]&gt; SHOW triggers;</text:p>
      <text:p text:style-name="Standard">+---------------------+--------+--------+-----------------------------------------------------------------------------------------------------------------------------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| Trigger <text:s text:c="12"/>| Event <text:s/>| Table <text:s/>| Statement <text:s text:c="160"/>| Timing | Created <text:s text:c="15"/>| sql_mode <text:s text:c="81"/>| Definer <text:s text:c="7"/>| character_set_client | collation_connection | Database Collation |</text:p>
      <text:p text:style-name="Standard">+---------------------+--------+--------+---------------------------------------------------------------------------------------------------------------------------------------------------------------------------+--------+------------------------<text:soft-page-break/>+-------------------------------------------------------------------------------------------+----------------+----------------------+----------------------+--------------------+</text:p>
      <text:p text:style-name="Standard">| after_member_insert | INSERT | member | BEGIN</text:p>
      <text:p text:style-name="Standard">IF NEW.birthDate IS NULL THEN</text:p>
      <text:p text:style-name="Standard"><text:s/>INSERT INTO reminder(memberId, message)</text:p>
      <text:p text:style-name="Standard"><text:s text:c="2"/>VALUES(new.id,CONCAT('Hi ', NEW.name, ', please update your date of birth.'));</text:p>
      <text:p text:style-name="Standard">end if;</text:p>
      <text:p text:style-name="Standard">end | AFTER <text:s/>| 2021-11-23 12:29:08.70 | STRICT_TRANS_TABLES,ERROR_FOR_DIVISION_BY_ZERO,NO_AUTO_CREATE_USER,NO_ENGINE_SUBSTITUTION | root@localhost | utf8mb4 <text:s text:c="13"/>| utf8mb4_general_ci <text:s text:c="2"/>| utf8mb4_general_ci |</text:p>
      <text:p text:style-name="Standard">| agecheck <text:s text:c="11"/>| INSERT | people | IF NEW.age &lt; 0 </text:p>
      <text:p text:style-name="Standard">THEN SET NEW.age = 0;</text:p>
      <text:p text:style-name="Standard">END IF <text:s text:c="125"/>| BEFORE | 2021-11-23 12:05:49.86 | STRICT_TRANS_TABLES,ERROR_FOR_DIVISION_BY_ZERO,NO_AUTO_CREATE_USER,NO_ENGINE_SUBSTITUTION | root@localhost | utf8mb4 <text:s text:c="13"/>| utf8mb4_general_ci <text:s text:c="2"/>| utf8mb4_general_ci |</text:p>
      <text:p text:style-name="Standard">+---------------------+--------+--------+-----------------------------------------------------------------------------------------------------------------------------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2 rows in set (0.003 sec)</text:p>
      <text:p text:style-name="Standard"/>
      <text:p text:style-name="Standard">MariaDB [abc]&gt; CREATE TABLE person (name varchar(45), age int);</text:p>
      <text:p text:style-name="Standard">Query OK, 0 rows affected (0.008 sec)</text:p>
      <text:p text:style-name="Standard"/>
      <text:p text:style-name="Standard">MariaDB [abc]&gt; insert into person_bu before update</text:p>
      <text:p text:style-name="Standard"><text:s text:c="4"/>-&gt; on person</text:p>
      <text:p text:style-name="Standard"><text:s text:c="4"/>-&gt; for each row</text:p>
      <text:p text:style-name="Standard"><text:s text:c="4"/>-&gt; if new.age&lt;18</text:p>
      <text:p text:style-name="Standard"><text:s text:c="4"/>-&gt; then</text:p>
      <text:p text:style-name="Standard"><text:s text:c="4"/>-&gt; signal sqlstate'50002' set message_text='person must be 18.';</text:p>
      <text:p text:style-name="Standard">ERROR 1064 (42000): You have an error in your SQL syntax; check the manual that corresponds to your MariaDB server version for the right syntax to use near 'before update</text:p>
      <text:p text:style-name="Standard">on person</text:p>
      <text:p text:style-name="Standard">for each row</text:p>
      <text:p text:style-name="Standard">if new.age&lt;18</text:p>
      <text:p text:style-name="Standard">then</text:p>
      <text:p text:style-name="Standard">signal sqlstate'50002...' at line 1</text:p>
      <text:p text:style-name="Standard">MariaDB [abc]&gt; delimiter //</text:p>
      <text:p text:style-name="Standard">MariaDB [abc]&gt; CREATE TRIGGER person_bu BEFORE UPDATE</text:p>
      <text:p text:style-name="Standard"><text:s text:c="4"/>-&gt; ON person</text:p>
      <text:p text:style-name="Standard"><text:s text:c="4"/>-&gt; FOR EACH ROW</text:p>
      <text:p text:style-name="Standard"><text:s text:c="4"/>-&gt; SIGNAL SQLSTATE '50002' SET MESSAGE_TEXT = 'Person must be older than 18.';</text:p>
      <text:p text:style-name="Standard"><text:s text:c="4"/>-&gt; end if; //</text:p>
      <text:p text:style-name="Standard">Query OK, 0 rows affected (0.004 sec)</text:p>
      <text:p text:style-name="Standard"/>
      <text:p text:style-name="Standard">MariaDB [abc]&gt; delimiter ;</text:p>
      <text:p text:style-name="Standard">MariaDB [abc]&gt; UPDATE person SET age = 17 WHERE name = 'John';</text:p>
      <text:p text:style-name="Standard">Query OK, 0 rows affected (0.001 sec)</text:p>
      <text:p text:style-name="Standard"><text:soft-page-break/>Rows matched: 0 <text:s/>Changed: 0 <text:s/>Warnings: 0</text:p>
      <text:p text:style-name="Standard"/>
      <text:p text:style-name="Standard">MariaDB [abc]&gt; SHOW triggers;</text:p>
      <text:p text:style-name="Standard">+---------------------+--------+--------+-----------------------------------------------------------------------------------------------------------------------------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| Trigger <text:s text:c="12"/>| Event <text:s/>| Table <text:s/>| Statement <text:s text:c="160"/>| Timing | Created <text:s text:c="15"/>| sql_mode <text:s text:c="81"/>| Definer <text:s text:c="7"/>| character_set_client | collation_connection | Database Collation |</text:p>
      <text:p text:style-name="Standard">+---------------------+--------+--------+-----------------------------------------------------------------------------------------------------------------------------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| after_member_insert | INSERT | member | BEGIN</text:p>
      <text:p text:style-name="Standard">IF NEW.birthDate IS NULL THEN</text:p>
      <text:p text:style-name="Standard"><text:s/>INSERT INTO reminder(memberId, message)</text:p>
      <text:p text:style-name="Standard"><text:s text:c="2"/>VALUES(new.id,CONCAT('Hi ', NEW.name, ', please update your date of birth.'));</text:p>
      <text:p text:style-name="Standard">end if;</text:p>
      <text:p text:style-name="Standard">end | AFTER <text:s/>| 2021-11-23 12:29:08.70 | STRICT_TRANS_TABLES,ERROR_FOR_DIVISION_BY_ZERO,NO_AUTO_CREATE_USER,NO_ENGINE_SUBSTITUTION | root@localhost | utf8mb4 <text:s text:c="13"/>| utf8mb4_general_ci <text:s text:c="2"/>| utf8mb4_general_ci |</text:p>
      <text:p text:style-name="Standard">| agecheck <text:s text:c="11"/>| INSERT | people | IF NEW.age &lt; 0 </text:p>
      <text:p text:style-name="Standard">THEN SET NEW.age = 0;</text:p>
      <text:p text:style-name="Standard">END IF <text:s text:c="125"/>| BEFORE | 2021-11-23 12:05:49.86 | STRICT_TRANS_TABLES,ERROR_FOR_DIVISION_BY_ZERO,NO_AUTO_CREATE_USER,NO_ENGINE_SUBSTITUTION | root@localhost | utf8mb4 <text:s text:c="13"/>| utf8mb4_general_ci <text:s text:c="2"/>| utf8mb4_general_ci |</text:p>
      <text:p text:style-name="Standard">| person_bu <text:s text:c="10"/>| UPDATE | person | IF NEW.age &lt; 18 THEN</text:p>
      <text:p text:style-name="Standard">SIGNAL SQLSTATE '50002' SET MESSAGE_TEXT = 'Person must be older than 18.';</text:p>
      <text:p text:style-name="Standard">end if <text:s text:c="66"/>| BEFORE | 2021-11-23 15:16:57.25 | STRICT_TRANS_TABLES,ERROR_FOR_DIVISION_BY_ZERO,NO_AUTO_CREATE_USER,NO_ENGINE_SUBSTITUTION | root@localhost | utf8mb4 <text:s text:c="13"/>| utf8mb4_general_ci <text:s text:c="2"/>| utf8mb4_general_ci |</text:p>
      <text:p text:style-name="Standard">+---------------------+--------+--------+---------------------------------------------------------------------------------------------------------------------------------------------------------------------------+--------+------------------------+-------------------------------------------------------------------------------------------+----------------+----------------------+----------------------+--------------------+</text:p>
      <text:p text:style-name="Standard">3 rows in set (0.003 sec)</text:p>
      <text:p text:style-name="Standard"/>
      <text:p text:style-name="Standard">MariaDB [abc]&gt; CREATE TABLE person (name varchar(45), age int);</text:p>
      <text:p text:style-name="Standard">ERROR 1050 (42S01): Table 'person' already exists</text:p>
      <text:p text:style-name="Standard">MariaDB [abc]&gt; CREATE TABLE personn (name varchar(45), age int);</text:p>
      <text:p text:style-name="Standard">Query OK, 0 rows affected (0.008 sec)</text:p>
      <text:p text:style-name="Standard"/>
      <text:p text:style-name="Standard">MariaDB [abc]&gt; CREATE TABLE average_age (age int);</text:p>
      <text:p text:style-name="Standard">Query OK, 0 rows affected (0.009 sec)</text:p>
      <text:p text:style-name="Standard"><text:soft-page-break/></text:p>
      <text:p text:style-name="Standard">MariaDB [abc]&gt; INSERT INTO person VALUES ('Matthew', 25), ('Mark', 20);</text:p>
      <text:p text:style-name="Standard">Query OK, 2 rows affected (0.002 sec)</text:p>
      <text:p text:style-name="Standard">Records: 2 <text:s/>Duplicates: 0 <text:s/>Warnings: 0</text:p>
      <text:p text:style-name="Standard"/>
      <text:p text:style-name="Standard">MariaDB [abc]&gt; INSERT INTO personn VALUES ('Matthew', 25), ('Mark', 20);</text:p>
      <text:p text:style-name="Standard">Query OK, 2 rows affected (0.002 sec)</text:p>
      <text:p text:style-name="Standard">Records: 2 <text:s/>Duplicates: 0 <text:s/>Warnings: 0</text:p>
      <text:p text:style-name="Standard"/>
      <text:p text:style-name="Standard">MariaDB [abc]&gt; delimiter //</text:p>
      <text:p text:style-name="Standard">MariaDB [abc]&gt; create tigger person_au after update</text:p>
      <text:p text:style-name="Standard"><text:s text:c="4"/>-&gt; on person</text:p>
      <text:p text:style-name="Standard"><text:s text:c="4"/>-&gt; for each row</text:p>
      <text:p text:style-name="Standard"><text:s text:c="4"/>-&gt; CREATE TRIGGER person_bu BEFORE UPDATE ON person FOR EACH ROW IF NEW.age &lt; 18 THEN SIGNAL SQLSTATE '50002' SET MESSAGE_TEXT = 'Person must be older than 18.'; end if;//</text:p>
      <text:p text:style-name="Standard">ERROR 1064 (42000): You have an error in your SQL syntax; check the manual that corresponds to your MariaDB server version for the right syntax to use near 'tigger person_au after update</text:p>
      <text:p text:style-name="Standard">on person</text:p>
      <text:p text:style-name="Standard">for each row</text:p>
      <text:p text:style-name="Standard">CREATE TRIGGER person_bu...' at line 1</text:p>
      <text:p text:style-name="Standard">MariaDB [abc]&gt; delimiter //</text:p>
      <text:p text:style-name="Standard">MariaDB [abc]&gt; CREATE TRIGGER person_au AFTER UPDATE</text:p>
      <text:p text:style-name="Standard"><text:s text:c="4"/>-&gt; ON person</text:p>
      <text:p text:style-name="Standard"><text:s text:c="4"/>-&gt; FOR EACH ROW</text:p>
      <text:p text:style-name="Standard"><text:s text:c="4"/>-&gt; UPDATE average_age SET average = (SELECT AVG(age) FROM person);</text:p>
      <text:p text:style-name="Standard"><text:s text:c="4"/>-&gt; //</text:p>
      <text:p text:style-name="Standard">Query OK, 0 rows affected (0.004 sec)</text:p>
      <text:p text:style-name="Standard"/>
      <text:p text:style-name="Standard">MariaDB [abc]&gt; delimiter ;</text:p>
      <text:p text:style-name="Standard">MariaDB [abc]&gt; UPDATE person SET age = 21 WHERE name = 'John';</text:p>
      <text:p text:style-name="Standard">Query OK, 0 rows affected (0.002 sec)</text:p>
      <text:p text:style-name="Standard">Rows matched: 0 <text:s/>Changed: 0 <text:s/>Warnings: 0</text:p>
      <text:p text:style-name="Standard"/>
      <text:p text:style-name="Standard">MariaDB [abc]&gt; Select * from average_age </text:p>
      <text:p text:style-name="Standard"><text:s text:c="4"/>-&gt; Select * from abc; </text:p>
      <text:p text:style-name="Standard">ERROR 1064 (42000): You have an error in your SQL syntax; check the manual that corresponds to your MariaDB server version for the right syntax to use near 'Select * from abc' at line 2</text:p>
      <text:p text:style-name="Standard">MariaDB [abc]&gt; Select * from average_age ;</text:p>
      <text:p text:style-name="Standard">Empty set (0.000 sec)</text:p>
      <text:p text:style-name="Standard"/>
      <text:p text:style-name="Standard">MariaDB [abc]&gt; person set age =18 where name ='john';</text:p>
      <text:p text:style-name="Standard">ERROR 1064 (42000): You have an error in your SQL syntax; check the manual that corresponds to your MariaDB server version for the right syntax to use near 'person set age =18 where name ='john'' at line 1</text:p>
      <text:p text:style-name="Standard">MariaDB [abc]&gt; update person set age =18 where name ='john';</text:p>
      <text:p text:style-name="Standard">Query OK, 0 rows affected (0.000 sec)</text:p>
      <text:p text:style-name="Standard">Rows matched: 0 <text:s/>Changed: 0 <text:s/>Warnings: 0</text:p>
      <text:p text:style-name="Standard"/>
      <text:p text:style-name="Standard">MariaDB [abc]&gt; Select * from average_age ;</text:p>
      <text:p text:style-name="Standard">Empty set (0.000 sec)</text:p>
      <text:p text:style-name="Standard"/>
      <text:p text:style-name="Standard"><text:soft-page-break/>MariaDB [abc]&gt; Select * from age ;</text:p>
      <text:p text:style-name="Standard">ERROR 1146 (42S02): Table 'abc.age' doesn't exist</text:p>
      <text:p text:style-name="Standard">MariaDB [abc]&gt; person set age =18 where name ='john';</text:p>
      <text:p text:style-name="Standard">ERROR 1064 (42000): You have an error in your SQL syntax; check the manual that corresponds to your MariaDB server version for the right syntax to use near 'person set age =18 where name ='john'' at line 1</text:p>
      <text:p text:style-name="Standard">MariaDB [abc]&gt; select * from person;</text:p>
      <text:p text:style-name="Standard">+---------+------+</text:p>
      <text:p text:style-name="Standard">| name <text:s text:c="3"/>| age <text:s/>|</text:p>
      <text:p text:style-name="Standard">+---------+------+</text:p>
      <text:p text:style-name="Standard">| Matthew | <text:s text:c="2"/>25 |</text:p>
      <text:p text:style-name="Standard">| Mark <text:s text:c="3"/>| <text:s text:c="2"/>20 |</text:p>
      <text:p text:style-name="Standard">+---------+------+</text:p>
      <text:p text:style-name="Standard">2 rows in set (0.000 sec)</text:p>
      <text:p text:style-name="Standard"/>
      <text:p text:style-name="Standard">MariaDB [abc]&gt; select * from personn;</text:p>
      <text:p text:style-name="Standard">+---------+------+</text:p>
      <text:p text:style-name="Standard">| name <text:s text:c="3"/>| age <text:s/>|</text:p>
      <text:p text:style-name="Standard">+---------+------+</text:p>
      <text:p text:style-name="Standard">| Matthew | <text:s text:c="2"/>25 |</text:p>
      <text:p text:style-name="Standard">| Mark <text:s text:c="3"/>| <text:s text:c="2"/>20 |</text:p>
      <text:p text:style-name="Standard">+---------+------+</text:p>
      <text:p text:style-name="Standard">2 rows in set (0.000 sec)</text:p>
      <text:p text:style-name="Standard"/>
      <text:p text:style-name="Standard">MariaDB [abc]&gt; person set age =18 where name ='john';</text:p>
      <text:p text:style-name="Standard">ERROR 1064 (42000): You have an error in your SQL syntax; check the manual that corresponds to your MariaDB server version for the right syntax to use near 'person set age =18 where name ='john'' at line 1</text:p>
      <text:p text:style-name="Standard">MariaDB [abc]&gt; update person set age =18 where name ='mark';</text:p>
      <text:p text:style-name="Standard">ERROR 1054 (42S22): Unknown column 'average' in 'field list'</text:p>
      <text:p text:style-name="Standard">MariaDB [abc]&gt; update person set age =18 where name ='matthew';</text:p>
      <text:p text:style-name="Standard">ERROR 1054 (42S22): Unknown column 'average' in 'field list'</text:p>
      <text:p text:style-name="Standard">MariaDB [abc]&gt; select * from person_au;</text:p>
      <text:p text:style-name="Standard">ERROR 1146 (42S02): Table 'abc.person_au' doesn't exist</text:p>
      <text:p text:style-name="Standard">MariaDB [abc]&gt; CREATE TABLE person (name varchar(45), age int);</text:p>
      <text:p text:style-name="Standard">ERROR 1050 (42S01): Table 'person' already exists</text:p>
      <text:p text:style-name="Standard">MariaDB [abc]&gt; delimiter //</text:p>
      <text:p text:style-name="Standard">MariaDB [abc]&gt; on person</text:p>
      <text:p text:style-name="Standard"><text:s text:c="4"/>-&gt; for each row</text:p>
      <text:p text:style-name="Standard"><text:s text:c="4"/>-&gt; insert into person_achive(name,age)</text:p>
      <text:p text:style-name="Standard"><text:s text:c="4"/>-&gt; values(old.name,old.age)</text:p>
      <text:p text:style-name="Standard"><text:s text:c="4"/>-&gt; values(old.name,old.age);</text:p>
      <text:p text:style-name="Standard"><text:s text:c="4"/>-&gt; //</text:p>
      <text:p text:style-name="Standard">ERROR 1064 (42000): You have an error in your SQL syntax; check the manual that corresponds to your MariaDB server version for the right syntax to use near 'on person</text:p>
      <text:p text:style-name="Standard">for each row</text:p>
      <text:p text:style-name="Standard">insert into person_achive(name,age)</text:p>
      <text:p text:style-name="Standard">values(old.name,ol...' at line 1</text:p>
      <text:p text:style-name="Standard">MariaDB [abc]&gt; delect from persone where name ='mark';</text:p>
      <text:p text:style-name="Standard"><text:s text:c="4"/>-&gt; select *from person_archive;</text:p>
      <text:p text:style-name="Standard"><text:s text:c="4"/>-&gt; delimiter ;</text:p>
      <text:p text:style-name="Standard"><text:s text:c="4"/>-&gt; //</text:p>
      <text:p text:style-name="Standard"><text:soft-page-break/>ERROR 1064 (42000): You have an error in your SQL syntax; check the manual that corresponds to your MariaDB server version for the right syntax to use near 'delect from persone where name ='mark';</text:p>
      <text:p text:style-name="Standard">select *from person_archive;</text:p>
      <text:p text:style-name="Standard">delimiter' at line 1</text:p>
      <text:p text:style-name="Standard">MariaDB [abc]&gt; CREATE TRIGGER person_au AFTER UPDATE ON person FOR EACH ROW UPDATE average_age SET age = (SELECT AVG(age) FROM person);//</text:p>
      <text:p text:style-name="Standard">ERROR 1359 (HY000): Trigger 'abc.person_au' already exists</text:p>
      <text:p text:style-name="Standard">MariaDB [abc]&gt; delect from persone where name ='mark'; select *from person_archive; delimiter ;//</text:p>
      <text:p text:style-name="Standard">ERROR 1064 (42000): You have an error in your SQL syntax; check the manual that corresponds to your MariaDB server version for the right syntax to use near 'delect from persone where name ='mark'; select *from person_archive; delimiter' at line 1</text:p>
      <text:p text:style-name="Standard">MariaDB [abc]&gt; CREATE TRIGGER person_au AFTER UPDATE ON person FOR EACH ROW UPDATE average_age SET age = (SELECT AVG(age) FROM person);//</text:p>
      <text:p text:style-name="Standard">ERROR 1359 (HY000): Trigger 'abc.person_au' already exists</text:p>
      <text:p text:style-name="Standard">MariaDB [abc]&gt; insert table person values('aditya',25),('mukesh',20);</text:p>
      <text:p text:style-name="Standard"><text:s text:c="4"/>-&gt; delimiter //</text:p>
      <text:p text:style-name="Standard">ERROR 1064 (42000): You have an error in your SQL syntax; check the manual that corresponds to your MariaDB server version for the right syntax to use near 'table person values('aditya',25),('mukesh',20);</text:p>
      <text:p text:style-name="Standard">delimiter' at line 1</text:p>
      <text:p text:style-name="Standard">MariaDB [abc]&gt; CREATE TRIGGER person_au AFTER UPDATE ON person FOR EACH ROW UPDATE average_age SET age = (SELECT AVG(age) FROM person);//</text:p>
      <text:p text:style-name="Standard">ERROR 1359 (HY000): Trigger 'abc.person_au' already exists</text:p>
      <text:p text:style-name="Standard">MariaDB [abc]&gt; CREATE TRIGGER person_au AFTER UPDATE ON personnn FOR EACH ROW UPDATE average_age SET age = (SELECT AVG(age) FROM person);//</text:p>
      <text:p text:style-name="Standard">ERROR 1146 (42S02): Table 'abc.personnn' doesn't exist</text:p>
      <text:p text:style-name="Standard">MariaDB [abc]&gt; drop person ;</text:p>
      <text:p text:style-name="Standard"><text:s text:c="4"/>-&gt; CREATE TRIGGER person_au AFTER UPDATE ON personnn FOR EACH ROW UPDATE average_age SET age = (SELECT AVG(age) FROM person);//</text:p>
      <text:p text:style-name="Standard">ERROR 1064 (42000): You have an error in your SQL syntax; check the manual that corresponds to your MariaDB server version for the right syntax to use near 'person ;</text:p>
      <text:p text:style-name="Standard">CREATE TRIGGER person_au AFTER UPDATE ON personnn FOR EACH ROW UPDAT...' at line 1</text:p>
      <text:p text:style-name="Standard">MariaDB [abc]&gt; CREATE TABLE aditya (name varchar(45), age int);</text:p>
      <text:p text:style-name="Standard"><text:s text:c="4"/>-&gt; CREATE TABLE average_age (age int);</text:p>
      <text:p text:style-name="Standard"><text:s text:c="4"/>-&gt; delimiter //</text:p>
      <text:p text:style-name="Standard">Query OK, 0 rows affected (0.010 sec)</text:p>
      <text:p text:style-name="Standard"/>
      <text:p text:style-name="Standard">ERROR 1050 (42S01): Table 'average_age' already exists</text:p>
      <text:p text:style-name="Standard">MariaDB [abc]&gt; CREATE TABLE average_agee (age int);</text:p>
      <text:p text:style-name="Standard"><text:s text:c="4"/>-&gt; delimiter //</text:p>
      <text:p text:style-name="Standard">Query OK, 0 rows affected (0.007 sec)</text:p>
      <text:p text:style-name="Standard"/>
      <text:p text:style-name="Standard">ERROR 1064 (42000): You have an error in your SQL syntax; check the manual that corresponds to your MariaDB server version for the right syntax to use near 'delimiter' at line 1</text:p>
      <text:p text:style-name="Standard">MariaDB [abc]&gt; insert into average_age values(15);</text:p>
      <text:p text:style-name="Standard"><text:s text:c="4"/>-&gt; //</text:p>
      <text:p text:style-name="Standard">Query OK, 1 row affected (0.002 sec)</text:p>
      <text:p text:style-name="Standard"/>
      <text:p text:style-name="Standard">MariaDB [abc]&gt; delimiter ;</text:p>
      <text:p text:style-name="Standard"><text:soft-page-break/>MariaDB [abc]&gt; UPDATE person SET age = 21 WHERE name = 'John';</text:p>
      <text:p text:style-name="Standard">Query OK, 0 rows affected (0.001 sec)</text:p>
      <text:p text:style-name="Standard">Rows matched: 0 <text:s/>Changed: 0 <text:s/>Warnings: 0</text:p>
      <text:p text:style-name="Standard"/>
      <text:p text:style-name="Standard">MariaDB [abc]&gt; select * from person;</text:p>
      <text:p text:style-name="Standard">+---------+------+</text:p>
      <text:p text:style-name="Standard">| name <text:s text:c="3"/>| age <text:s/>|</text:p>
      <text:p text:style-name="Standard">+---------+------+</text:p>
      <text:p text:style-name="Standard">| Matthew | <text:s text:c="2"/>25 |</text:p>
      <text:p text:style-name="Standard">| Mark <text:s text:c="3"/>| <text:s text:c="2"/>20 |</text:p>
      <text:p text:style-name="Standard">+---------+------+</text:p>
      <text:p text:style-name="Standard">2 rows in set (0.000 sec)</text:p>
      <text:p text:style-name="Standard"/>
      <text:p text:style-name="Standard">MariaDB [abc]&gt; UPDATE person SET age = 21 WHERE name = 'Matthew';</text:p>
      <text:p text:style-name="Standard">ERROR 1054 (42S22): Unknown column 'average' in 'field list'</text:p>
      <text:p text:style-name="Standard">MariaDB [abc]&gt; drop trigger person_au;</text:p>
      <text:p text:style-name="Standard">Query OK, 0 rows affected (0.003 sec)</text:p>
      <text:p text:style-name="Standard"/>
      <text:p text:style-name="Standard">MariaDB [abc]&gt; delimiter //</text:p>
      <text:p text:style-name="Standard">MariaDB [abc]&gt; CREATE TRIGGER person_au AFTER UPDATE</text:p>
      <text:p text:style-name="Standard"><text:s text:c="4"/>-&gt; ON person</text:p>
      <text:p text:style-name="Standard"><text:s text:c="4"/>-&gt; FOR EACH ROW</text:p>
      <text:p text:style-name="Standard"><text:s text:c="4"/>-&gt; UPDATE average_age SET age = (SELECT AVG(age) FROM person); //</text:p>
      <text:p text:style-name="Standard">Query OK, 0 rows affected (0.003 sec)</text:p>
      <text:p text:style-name="Standard"/>
      <text:p text:style-name="Standard">MariaDB [abc]&gt; delimiter ;</text:p>
      <text:p text:style-name="Standard">MariaDB [abc]&gt; UPDATE person SET age = 21 WHERE name = 'Matthew';</text:p>
      <text:p text:style-name="Standard">Query OK, 1 row affected (0.003 sec)</text:p>
      <text:p text:style-name="Standard">Rows matched: 1 <text:s/>Changed: 1 <text:s/>Warnings: 0</text:p>
      <text:p text:style-name="Standard"/>
      <text:p text:style-name="Standard">MariaDB [abc]&gt; select * from average_age;</text:p>
      <text:p text:style-name="Standard">+------+</text:p>
      <text:p text:style-name="Standard">| age <text:s/>|</text:p>
      <text:p text:style-name="Standard">+------+</text:p>
      <text:p text:style-name="Standard">| <text:s text:c="2"/>21 |</text:p>
      <text:p text:style-name="Standard">+------+</text:p>
      <text:p text:style-name="Standard">1 row in set (0.000 sec)</text:p>
      <text:p text:style-name="Standard"/>
      <text:p text:style-name="Standard">MariaDB [abc]&gt; UPDATE person SET age = 21 WHERE name = 'John';</text:p>
      <text:p text:style-name="Standard">Query OK, 0 rows affected (0.000 sec)</text:p>
      <text:p text:style-name="Standard">Rows matched: 0 <text:s/>Changed: 0 <text:s/>Warnings: 0</text:p>
      <text:p text:style-name="Standard"/>
      <text:p text:style-name="Standard">MariaDB [abc]&gt; UPDATE person SET age = 21 WHERE name = 'matthew';</text:p>
      <text:p text:style-name="Standard">Query OK, 0 rows affected (0.001 sec)</text:p>
      <text:p text:style-name="Standard">Rows matched: 1 <text:s/>Changed: 0 <text:s/>Warnings: 0</text:p>
      <text:p text:style-name="Standard"/>
      <text:p text:style-name="Standard">MariaDB [abc]&gt; select * from average_age;</text:p>
      <text:p text:style-name="Standard">+------+</text:p>
      <text:p text:style-name="Standard">| age <text:s/>|</text:p>
      <text:p text:style-name="Standard">+------+</text:p>
      <text:p text:style-name="Standard">| <text:s text:c="2"/>21 |</text:p>
      <text:p text:style-name="Standard">+------+</text:p>
      <text:p text:style-name="Standard"><text:soft-page-break/>1 row in set (0.001 sec)</text:p>
      <text:p text:style-name="Standard"/>
      <text:p text:style-name="Standard">MariaDB [abc]&gt; select * from average_name;</text:p>
      <text:p text:style-name="Standard">ERROR 1146 (42S02): Table 'abc.average_name' doesn't exist</text:p>
      <text:p text:style-name="Standard">MariaDB [abc]&gt; select * from average_age;</text:p>
      <text:p text:style-name="Standard">+------+</text:p>
      <text:p text:style-name="Standard">| age <text:s/>|</text:p>
      <text:p text:style-name="Standard">+------+</text:p>
      <text:p text:style-name="Standard">| <text:s text:c="2"/>21 |</text:p>
      <text:p text:style-name="Standard">+------+</text:p>
      <text:p text:style-name="Standard">1 row in set (0.001 sec)</text:p>
      <text:p text:style-name="Standard"/>
      <text:p text:style-name="Standard">MariaDB [abc]&gt; Select * from average_age </text:p>
      <text:p text:style-name="Standard"><text:s text:c="4"/>-&gt; Select * from average_age ;</text:p>
      <text:p text:style-name="Standard">ERROR 1064 (42000): You have an error in your SQL syntax; check the manual that corresponds to your MariaDB server version for the right syntax to use near 'Select * from average_age' at line 2</text:p>
      <text:p text:style-name="Standard">MariaDB [abc]&gt; delimiter //</text:p>
      <text:p text:style-name="Standard">MariaDB [abc]&gt; //</text:p>
      <text:p text:style-name="Standard">ERROR: No query specified</text:p>
      <text:p text:style-name="Standard"/>
      <text:p text:style-name="Standard">MariaDB [abc]&gt; delimiter //</text:p>
      <text:p text:style-name="Standard">MariaDB [abc]&gt; CREATE TRIGGER person_ad AFTER DELETE</text:p>
      <text:p text:style-name="Standard"><text:s text:c="4"/>-&gt; ON person</text:p>
      <text:p text:style-name="Standard"><text:s text:c="4"/>-&gt; FOR EACH ROW</text:p>
      <text:p text:style-name="Standard"><text:s text:c="4"/>-&gt; UPDATE average_age SET average = (SELECT AVG(person.age) FROM person); //</text:p>
      <text:p text:style-name="Standard">Query OK, 0 rows affected (0.003 sec)</text:p>
      <text:p text:style-name="Standard"/>
      <text:p text:style-name="Standard">MariaDB [abc]&gt; delimiter ;</text:p>
      <text:p text:style-name="Standard">MariaDB [abc]&gt; FOR EACH ROW</text:p>
      <text:p text:style-name="Standard"><text:s text:c="4"/>-&gt; UPDATE average_age SET average = (SELECT AVG(person.age) FROM person); //</text:p>
      <text:p text:style-name="Standard">ERROR 1064 (42000): You have an error in your SQL syntax; check the manual that corresponds to your MariaDB server version for the right syntax to use near 'EACH ROW</text:p>
      <text:p text:style-name="Standard">UPDATE average_age SET average = (SELECT AVG(person.age) FROM person)' at line 1</text:p>
      <text:p text:style-name="Standard"><text:s text:c="4"/>-&gt; delimiter ;</text:p>
      <text:p text:style-name="Standard">ERROR 1064 (42000): You have an error in your SQL syntax; check the manual that corresponds to your MariaDB server version for the right syntax to use near '//</text:p>
      <text:p text:style-name="Standard">MariaDB [abc]&gt; UPDATE average_age SET average = (SELECT AVG(person.age) FROM person); //</text:p>
      <text:p text:style-name="Standard">ERROR 1054 (42S22): Unknown column 'average' in 'field list'</text:p>
      <text:p text:style-name="Standard"><text:s text:c="4"/>-&gt; //</text:p>
      <text:p text:style-name="Standard"><text:s text:c="4"/>-&gt; delimiter ;</text:p>
      <text:p text:style-name="Standard">ERROR 1064 (42000): You have an error in your SQL syntax; check the manual that corresponds to your MariaDB server version for the right syntax to use near '//</text:p>
      <text:p text:style-name="Standard">//</text:p>
      <text:p text:style-name="Standard">delimiter' at line 1</text:p>
      <text:p text:style-name="Standard">MariaDB [abc]&gt; Select * from average_age ;</text:p>
      <text:p text:style-name="Standard">+------+</text:p>
      <text:p text:style-name="Standard">| age <text:s/>|</text:p>
      <text:p text:style-name="Standard">+------+</text:p>
      <text:p text:style-name="Standard">| <text:s text:c="2"/>21 |</text:p>
      <text:p text:style-name="Standard">+------+</text:p>
      <text:p text:style-name="Standard">1 row in set (0.001 sec)</text:p>
      <text:p text:style-name="Standard"><text:soft-page-break/></text:p>
      <text:p text:style-name="Standard">MariaDB [abc]&gt; Select * from prson_pu ;</text:p>
      <text:p text:style-name="Standard">ERROR 1146 (42S02): Table 'abc.prson_pu' doesn't exist</text:p>
      <text:p text:style-name="Standard">MariaDB [abc]&gt; Select * from person_pu ;</text:p>
      <text:p text:style-name="Standard">ERROR 1146 (42S02): Table 'abc.person_pu' doesn't exist</text:p>
      <text:p text:style-name="Standard">MariaDB [abc]&gt; Select * from average_age ;</text:p>
      <text:p text:style-name="Standard">+------+</text:p>
      <text:p text:style-name="Standard">| age <text:s/>|</text:p>
      <text:p text:style-name="Standard">+------+</text:p>
      <text:p text:style-name="Standard">| <text:s text:c="2"/>21 |</text:p>
      <text:p text:style-name="Standard">+------+</text:p>
      <text:p text:style-name="Standard">1 row in set (0.000 sec)</text:p>
      <text:p text:style-name="Standard"/>
      <text:p text:style-name="Standard">MariaDB [abc]&gt; delect from person where name ="matthew";</text:p>
      <text:p text:style-name="Standard">ERROR 1064 (42000): You have an error in your SQL syntax; check the manual that corresponds to your MariaDB server version for the right syntax to use near 'delect from person where name ="matthew"' at line 1</text:p>
      <text:p text:style-name="Standard">MariaDB [abc]&gt; delect from person where name ='matthew';</text:p>
      <text:p text:style-name="Standard">ERROR 1064 (42000): You have an error in your SQL syntax; check the manual that corresponds to your MariaDB server version for the right syntax to use near 'delect from person where name ='matthew'' at line 1</text:p>
      <text:p text:style-name="Standard">MariaDB [abc]&gt; CREATE TABLE person (name varchar(45), age int);</text:p>
      <text:p text:style-name="Standard">ERROR 1050 (42S01): Table 'person' already exists</text:p>
      <text:p text:style-name="Standard">MariaDB [abc]&gt; CREATE TABLE per (name varchar(45), age int);</text:p>
      <text:p text:style-name="Standard">Query OK, 0 rows affected (0.007 sec)</text:p>
      <text:p text:style-name="Standard"/>
      <text:p text:style-name="Standard">MariaDB [abc]&gt; </text:p>
      <text:p text:style-name="Standard">MariaDB [abc]&gt; CREATE TABLE average_agee (age int);</text:p>
      <text:p text:style-name="Standard">ERROR 1050 (42S01): Table 'average_agee' already exists</text:p>
      <text:p text:style-name="Standard">MariaDB [abc]&gt; CREATE TABLE average_ageee (age int);</text:p>
      <text:p text:style-name="Standard">Query OK, 0 rows affected (0.009 sec)</text:p>
      <text:p text:style-name="Standard"/>
      <text:p text:style-name="Standard">MariaDB [abc]&gt; </text:p>
      <text:p text:style-name="Standard">MariaDB [abc]&gt; </text:p>
      <text:p text:style-name="Standard">MariaDB [abc]&gt; INSERT INTO person VALUES ('Matthew', 25), ('Mark', 20</text:p>
      <text:p text:style-name="Standard"><text:s text:c="4"/>-&gt; INSERT INTO per VALUES ('Matthew', 25), ('Mark', 20)</text:p>
      <text:p text:style-name="Standard"><text:s text:c="4"/>-&gt; delimiter //</text:p>
      <text:p text:style-name="Standard"><text:s text:c="4"/>-&gt; CREATE TRIGGER person_ad AFTER DELETE</text:p>
      <text:p text:style-name="Standard"><text:s text:c="4"/>-&gt; CREATE TRIGGER per_ad AFTER DELETE</text:p>
      <text:p text:style-name="Standard"><text:s text:c="4"/>-&gt; ON person</text:p>
      <text:p text:style-name="Standard"><text:s text:c="4"/>-&gt; FOR EACH ROW</text:p>
      <text:p text:style-name="Standard"><text:s text:c="4"/>-&gt; UPDATE average_age SET average = (SELECT AVG(person.age) FROM person); //</text:p>
      <text:p text:style-name="Standard">ERROR 1064 (42000): You have an error in your SQL syntax; check the manual that corresponds to your MariaDB server version for the right syntax to use near 'INSERT INTO per VALUES ('Matthew', 25), ('Mark', 20)</text:p>
      <text:p text:style-name="Standard">delimiter //CREATE TRIGG...' at line 2</text:p>
      <text:p text:style-name="Standard"><text:s text:c="4"/>-&gt; delimiter ;</text:p>
      <text:p text:style-name="Standard">ERROR 1064 (42000): You have an error in your SQL syntax; check the manual that corresponds to your MariaDB server version for the right syntax to use near '//</text:p>
      <text:p text:style-name="Standard">delimiter' at line 1</text:p>
      <text:p text:style-name="Standard">MariaDB [abc]&gt; INSERT INTO person VALUES ('Matthew', 25), ('Mark', 20 INSERT INTO per VALUES ('Matthew', 25), ('Mark', 20) delimiter //CREATE TRIGGER person_ad AFTER DELETE <text:soft-page-break/>CREATE TRIGGER per_ad AFTER DELETE ON person FOR EACH ROW UPDATE average_age SET ave = (SELECT AVG(person.age) FROM person);</text:p>
      <text:p text:style-name="Standard">ERROR 1064 (42000): You have an error in your SQL syntax; check the manual that corresponds to your MariaDB server version for the right syntax to use near 'INSERT INTO per VALUES ('Matthew', 25), ('Mark', 20) delimiter //CREATE TRIGG...' at line 1</text:p>
      <text:p text:style-name="Standard">MariaDB [abc]&gt; Select * from average_age ;</text:p>
      <text:p text:style-name="Standard">+------+</text:p>
      <text:p text:style-name="Standard">| age <text:s/>|</text:p>
      <text:p text:style-name="Standard">+------+</text:p>
      <text:p text:style-name="Standard">| <text:s text:c="2"/>21 |</text:p>
      <text:p text:style-name="Standard">+------+</text:p>
      <text:p text:style-name="Standard">1 row in set (0.000 sec)</text:p>
      <text:p text:style-name="Standard"/>
      <text:p text:style-name="Standard">MariaDB [abc]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6:23:35.444575795</meta:creation-date>
    <dc:date>2021-11-23T16:23:52.674489909</dc:date>
    <meta:editing-duration>PT17S</meta:editing-duration>
    <meta:editing-cycles>1</meta:editing-cycles>
    <meta:document-statistic meta:table-count="0" meta:image-count="0" meta:object-count="0" meta:page-count="12" meta:paragraph-count="419" meta:word-count="3344" meta:character-count="25640" meta:non-whitespace-character-count="21073"/>
    <meta:generator>LibreOffice/6.0.7.3$Linux_X86_64 LibreOffice_project/00m0$Build-3</meta:generator>
  </office:meta>
</office:document-meta>
</file>